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'Helvetica Neue', arial, sans-serif, 'Segoe UI Emoji'"/>
  </office:font-face-decls>
  <office:automatic-styles>
    <style:style style:name="Table1" style:family="table">
      <style:table-properties style:width="16.986cm" fo:margin-left="0.011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502cm"/>
    </style:style>
    <style:style style:name="Table1.A1" style:family="table-cell">
      <style:table-cell-properties fo:padding="0cm" fo:border="none" style:writing-mode="page"/>
    </style:style>
    <style:style style:name="Table1.20" style:family="table-row">
      <style:table-row-properties style:min-row-height="0.243cm"/>
    </style:style>
    <style:style style:name="Table2" style:family="table">
      <style:table-properties style:width="12.04cm" table:align="center"/>
    </style:style>
    <style:style style:name="Table2.A" style:family="table-column">
      <style:table-column-properties style:column-width="0.945cm"/>
    </style:style>
    <style:style style:name="Table2.B" style:family="table-column">
      <style:table-column-properties style:column-width="2.909cm"/>
    </style:style>
    <style:style style:name="Table2.C" style:family="table-column">
      <style:table-column-properties style:column-width="0.947cm"/>
    </style:style>
    <style:style style:name="Table2.D" style:family="table-column">
      <style:table-column-properties style:column-width="3.216cm"/>
    </style:style>
    <style:style style:name="Table2.F" style:family="table-column">
      <style:table-column-properties style:column-width="3.076cm"/>
    </style:style>
    <style:style style:name="Table2.1" style:family="table-row">
      <style:table-row-properties style:min-row-height="0.628cm"/>
    </style:style>
    <style:style style:name="Table2.A1" style:family="table-cell">
      <style:table-cell-properties style:vertical-align="middle" fo:padding="0.049cm" fo:border-left="1pt solid #000000" fo:border-right="0.05pt solid #000000" fo:border-top="1pt solid #000000" fo:border-bottom="1pt solid #000000"/>
    </style:style>
    <style:style style:name="Table2.B1" style:family="table-cell">
      <style:table-cell-properties style:vertical-align="middle" fo:padding="0.049cm" fo:border-left="0.05pt solid #000000" fo:border-right="1pt solid #000000" fo:border-top="1pt solid #000000" fo:border-bottom="1pt solid #000000"/>
    </style:style>
    <style:style style:name="Table2.D1" style:family="table-cell">
      <style:table-cell-properties style:vertical-align="middle" fo:padding="0.049cm" fo:border-left="0.05pt solid #000000" fo:border-right="0.05pt solid #000000" fo:border-top="1pt solid #000000" fo:border-bottom="1pt solid #000000"/>
    </style:style>
    <style:style style:name="Table2.A2" style:family="table-cell" style:data-style-name="N0">
      <style:table-cell-properties style:vertical-align="middle" fo:padding="0.049cm" fo:border-left="1pt solid #000000" fo:border-right="0.05pt solid #000000" fo:border-top="0.05pt solid #000000" fo:border-bottom="0.05pt solid #000000"/>
    </style:style>
    <style:style style:name="Table2.B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2" style:family="table-cell">
      <style:table-cell-properties style:vertical-align="middle" fo:padding="0.049cm" fo:border="0.05pt solid #000000"/>
    </style:style>
    <style:style style:name="Table2.F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3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3" style:family="table-cell">
      <style:table-cell-properties style:vertical-align="middle" fo:padding="0.049cm" fo:border="0.05pt solid #000000"/>
    </style:style>
    <style:style style:name="Table2.F3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4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4" style:family="table-cell">
      <style:table-cell-properties style:vertical-align="middle" fo:padding="0.049cm" fo:border="0.05pt solid #000000"/>
    </style:style>
    <style:style style:name="Table2.F4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5" style:family="table-cell">
      <style:table-cell-properties style:vertical-align="middle" fo:padding="0.049cm" fo:border="0.05pt solid #000000"/>
    </style:style>
    <style:style style:name="Table2.F5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6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6" style:family="table-cell">
      <style:table-cell-properties style:vertical-align="middle" fo:padding="0.049cm" fo:border="0.05pt solid #000000"/>
    </style:style>
    <style:style style:name="Table2.F6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7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7" style:family="table-cell">
      <style:table-cell-properties style:vertical-align="middle" fo:padding="0.049cm" fo:border="0.05pt solid #000000"/>
    </style:style>
    <style:style style:name="Table2.F7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8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8" style:family="table-cell">
      <style:table-cell-properties style:vertical-align="middle" fo:padding="0.049cm" fo:border="0.05pt solid #000000"/>
    </style:style>
    <style:style style:name="Table2.F8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9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9" style:family="table-cell">
      <style:table-cell-properties style:vertical-align="middle" fo:padding="0.049cm" fo:border="0.05pt solid #000000"/>
    </style:style>
    <style:style style:name="Table2.F9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10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10" style:family="table-cell">
      <style:table-cell-properties style:vertical-align="middle" fo:padding="0.049cm" fo:border="0.05pt solid #000000"/>
    </style:style>
    <style:style style:name="Table2.F10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11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11" style:family="table-cell">
      <style:table-cell-properties style:vertical-align="middle" fo:padding="0.049cm" fo:border="0.05pt solid #000000"/>
    </style:style>
    <style:style style:name="Table2.F11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1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12" style:family="table-cell">
      <style:table-cell-properties style:vertical-align="middle" fo:padding="0.049cm" fo:border="0.05pt solid #000000"/>
    </style:style>
    <style:style style:name="Table2.F1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A13" style:family="table-cell" style:data-style-name="N0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2.B13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2.D13" style:family="table-cell">
      <style:table-cell-properties style:vertical-align="middle" fo:padding="0.049cm" fo:border-left="0.05pt solid #000000" fo:border-right="0.05pt solid #000000" fo:border-top="0.05pt solid #000000" fo:border-bottom="1pt solid #000000"/>
    </style:style>
    <style:style style:name="Table2.E13" style:family="table-cell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2.F13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3" style:family="table">
      <style:table-properties style:width="13.335cm" table:align="center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4.28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5.08cm"/>
    </style:style>
    <style:style style:name="Table3.1" style:family="table-row">
      <style:table-row-properties style:min-row-height="0.628cm"/>
    </style:style>
    <style:style style:name="Table3.A1" style:family="table-cell">
      <style:table-cell-properties style:vertical-align="middle" fo:padding="0.049cm" fo:border-left="1pt solid #000000" fo:border-right="0.05pt solid #000000" fo:border-top="1pt solid #000000" fo:border-bottom="1pt solid #000000"/>
    </style:style>
    <style:style style:name="Table3.B1" style:family="table-cell">
      <style:table-cell-properties style:vertical-align="middle" fo:padding="0.049cm" fo:border-left="0.05pt solid #000000" fo:border-right="1pt solid #000000" fo:border-top="1pt solid #000000" fo:border-bottom="1pt solid #000000"/>
    </style:style>
    <style:style style:name="Table3.A2" style:family="table-cell">
      <style:table-cell-properties style:vertical-align="middle" fo:padding="0.049cm" fo:border-left="1pt solid #000000" fo:border-right="0.05pt solid #000000" fo:border-top="0.05pt solid #000000" fo:border-bottom="0.05pt solid #000000"/>
    </style:style>
    <style:style style:name="Table3.B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3.14" style:family="table-row">
      <style:table-row-properties style:min-row-height="0.557cm"/>
    </style:style>
    <style:style style:name="Table3.A14" style:family="table-cell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3.B14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4" style:family="table">
      <style:table-properties style:width="14.122cm" table:align="center"/>
    </style:style>
    <style:style style:name="Table4.A" style:family="table-column">
      <style:table-column-properties style:column-width="4.029cm"/>
    </style:style>
    <style:style style:name="Table4.B" style:family="table-column">
      <style:table-column-properties style:column-width="1.58cm"/>
    </style:style>
    <style:style style:name="Table4.C" style:family="table-column">
      <style:table-column-properties style:column-width="8.513cm"/>
    </style:style>
    <style:style style:name="Table4.1" style:family="table-row">
      <style:table-row-properties style:min-row-height="0.628cm"/>
    </style:style>
    <style:style style:name="Table4.A1" style:family="table-cell">
      <style:table-cell-properties style:vertical-align="middle" fo:padding="0.049cm" fo:border-left="1pt solid #000000" fo:border-right="0.05pt solid #000000" fo:border-top="1pt solid #000000" fo:border-bottom="1pt solid #000000"/>
    </style:style>
    <style:style style:name="Table4.B1" style:family="table-cell">
      <style:table-cell-properties style:vertical-align="middle" fo:padding="0.049cm" fo:border-left="0.05pt solid #000000" fo:border-right="0.05pt solid #000000" fo:border-top="1pt solid #000000" fo:border-bottom="1pt solid #000000"/>
    </style:style>
    <style:style style:name="Table4.C1" style:family="table-cell">
      <style:table-cell-properties style:vertical-align="middle" fo:padding="0.049cm" fo:border-left="0.05pt solid #000000" fo:border-right="1pt solid #000000" fo:border-top="1pt solid #000000" fo:border-bottom="1pt solid #000000"/>
    </style:style>
    <style:style style:name="Table4.A2" style:family="table-cell">
      <style:table-cell-properties style:vertical-align="middle" fo:padding="0.049cm" fo:border-left="1pt solid #000000" fo:border-right="0.05pt solid #000000" fo:border-top="0.05pt solid #000000" fo:border-bottom="0.05pt solid #000000"/>
    </style:style>
    <style:style style:name="Table4.B2" style:family="table-cell" style:data-style-name="N0">
      <style:table-cell-properties style:vertical-align="middle" fo:padding="0.049cm" fo:border="0.05pt solid #000000"/>
    </style:style>
    <style:style style:name="Table4.C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3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4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5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6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7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A8" style:family="table-cell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4.B8" style:family="table-cell" style:data-style-name="N0">
      <style:table-cell-properties style:vertical-align="middle" fo:padding="0.049cm" fo:border-left="0.05pt solid #000000" fo:border-right="0.05pt solid #000000" fo:border-top="0.05pt solid #000000" fo:border-bottom="1pt solid #000000"/>
    </style:style>
    <style:style style:name="Table4.C8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4.9" style:family="table-row">
      <style:table-row-properties style:min-row-height="0.557cm"/>
    </style:style>
    <style:style style:name="Table4.A9" style:family="table-cell">
      <style:table-cell-properties style:vertical-align="middle" fo:padding="0.049cm" fo:border="none"/>
    </style:style>
    <style:style style:name="Table4.B9" style:family="table-cell">
      <style:table-cell-properties style:vertical-align="middle" fo:padding="0.049cm" fo:border="none"/>
    </style:style>
    <style:style style:name="Table4.C9" style:family="table-cell">
      <style:table-cell-properties style:vertical-align="middle" fo:padding="0.049cm" fo:border="none"/>
    </style:style>
    <style:style style:name="Table4.A10" style:family="table-cell">
      <style:table-cell-properties style:vertical-align="middle" fo:padding="0.049cm" fo:border="none"/>
    </style:style>
    <style:style style:name="Table4.B10" style:family="table-cell">
      <style:table-cell-properties style:vertical-align="middle" fo:padding="0.049cm" fo:border="none"/>
    </style:style>
    <style:style style:name="Table4.C10" style:family="table-cell">
      <style:table-cell-properties style:vertical-align="middle" fo:padding="0.049cm" fo:border="none"/>
    </style:style>
    <style:style style:name="Table4.A11" style:family="table-cell">
      <style:table-cell-properties style:vertical-align="middle" fo:padding="0.049cm" fo:border="none"/>
    </style:style>
    <style:style style:name="Table4.A12" style:family="table-cell">
      <style:table-cell-properties style:vertical-align="middle" fo:padding="0.049cm" fo:border="none"/>
    </style:style>
    <style:style style:name="Table4.A13" style:family="table-cell">
      <style:table-cell-properties style:vertical-align="middle" fo:padding="0.049cm" fo:border="none"/>
    </style:style>
    <style:style style:name="Table2" style:family="table">
      <style:table-properties style:width="12.04cm" table:align="center"/>
    </style:style>
    <style:style style:name="Table2.A" style:family="table-column">
      <style:table-column-properties style:column-width="0.945cm"/>
    </style:style>
    <style:style style:name="Table2.B" style:family="table-column">
      <style:table-column-properties style:column-width="2.909cm"/>
    </style:style>
    <style:style style:name="Table2.C" style:family="table-column">
      <style:table-column-properties style:column-width="0.947cm"/>
    </style:style>
    <style:style style:name="Table2.D" style:family="table-column">
      <style:table-column-properties style:column-width="3.216cm"/>
    </style:style>
    <style:style style:name="Table2.F" style:family="table-column">
      <style:table-column-properties style:column-width="3.076cm"/>
    </style:style>
    <style:style style:name="Table2.1" style:family="table-row">
      <style:table-row-properties style:min-row-height="0.628cm"/>
    </style:style>
    <style:style style:name="Table2.A1" style:family="table-cell">
      <style:table-cell-properties style:vertical-align="middle" fo:padding="0.049cm" fo:border-left="1pt solid #000000" fo:border-right="0.05pt solid #000000" fo:border-top="1pt solid #000000" fo:border-bottom="1pt solid #000000"/>
    </style:style>
    <style:style style:name="Table2.B1" style:family="table-cell">
      <style:table-cell-properties style:vertical-align="middle" fo:padding="0.049cm" fo:border-left="0.05pt solid #000000" fo:border-right="1pt solid #000000" fo:border-top="1pt solid #000000" fo:border-bottom="1pt solid #000000"/>
    </style:style>
    <style:style style:name="Table2.D1" style:family="table-cell">
      <style:table-cell-properties style:vertical-align="middle" fo:padding="0.049cm" fo:border-left="0.05pt solid #000000" fo:border-right="0.05pt solid #000000" fo:border-top="1pt solid #000000" fo:border-bottom="1pt solid #000000"/>
    </style:style>
    <style:style style:name="Table2.A2" style:family="table-cell" style:data-style-name="N0">
      <style:table-cell-properties style:vertical-align="middle" fo:padding="0.049cm" fo:border-left="1pt solid #000000" fo:border-right="0.05pt solid #000000" fo:border-top="0.05pt solid #000000" fo:border-bottom="0.05pt solid #000000"/>
    </style:style>
    <style:style style:name="Table2.B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2" style:family="table-cell">
      <style:table-cell-properties style:vertical-align="middle" fo:padding="0.049cm" fo:border="0.05pt solid #000000"/>
    </style:style>
    <style:style style:name="Table2.F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3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3" style:family="table-cell">
      <style:table-cell-properties style:vertical-align="middle" fo:padding="0.049cm" fo:border="0.05pt solid #000000"/>
    </style:style>
    <style:style style:name="Table2.F3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4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4" style:family="table-cell">
      <style:table-cell-properties style:vertical-align="middle" fo:padding="0.049cm" fo:border="0.05pt solid #000000"/>
    </style:style>
    <style:style style:name="Table2.F4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5" style:family="table-cell">
      <style:table-cell-properties style:vertical-align="middle" fo:padding="0.049cm" fo:border="0.05pt solid #000000"/>
    </style:style>
    <style:style style:name="Table2.F5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6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6" style:family="table-cell">
      <style:table-cell-properties style:vertical-align="middle" fo:padding="0.049cm" fo:border="0.05pt solid #000000"/>
    </style:style>
    <style:style style:name="Table2.F6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7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7" style:family="table-cell">
      <style:table-cell-properties style:vertical-align="middle" fo:padding="0.049cm" fo:border="0.05pt solid #000000"/>
    </style:style>
    <style:style style:name="Table2.F7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8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8" style:family="table-cell">
      <style:table-cell-properties style:vertical-align="middle" fo:padding="0.049cm" fo:border="0.05pt solid #000000"/>
    </style:style>
    <style:style style:name="Table2.F8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9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9" style:family="table-cell">
      <style:table-cell-properties style:vertical-align="middle" fo:padding="0.049cm" fo:border="0.05pt solid #000000"/>
    </style:style>
    <style:style style:name="Table2.F9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10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10" style:family="table-cell">
      <style:table-cell-properties style:vertical-align="middle" fo:padding="0.049cm" fo:border="0.05pt solid #000000"/>
    </style:style>
    <style:style style:name="Table2.F10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11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11" style:family="table-cell">
      <style:table-cell-properties style:vertical-align="middle" fo:padding="0.049cm" fo:border="0.05pt solid #000000"/>
    </style:style>
    <style:style style:name="Table2.F11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B1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D12" style:family="table-cell">
      <style:table-cell-properties style:vertical-align="middle" fo:padding="0.049cm" fo:border="0.05pt solid #000000"/>
    </style:style>
    <style:style style:name="Table2.F1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2.A13" style:family="table-cell" style:data-style-name="N0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2.B13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2.D13" style:family="table-cell">
      <style:table-cell-properties style:vertical-align="middle" fo:padding="0.049cm" fo:border-left="0.05pt solid #000000" fo:border-right="0.05pt solid #000000" fo:border-top="0.05pt solid #000000" fo:border-bottom="1pt solid #000000"/>
    </style:style>
    <style:style style:name="Table2.E13" style:family="table-cell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2.F13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3" style:family="table">
      <style:table-properties style:width="13.335cm" table:align="center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4.28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5.08cm"/>
    </style:style>
    <style:style style:name="Table3.1" style:family="table-row">
      <style:table-row-properties style:min-row-height="0.628cm"/>
    </style:style>
    <style:style style:name="Table3.A1" style:family="table-cell">
      <style:table-cell-properties style:vertical-align="middle" fo:padding="0.049cm" fo:border-left="1pt solid #000000" fo:border-right="0.05pt solid #000000" fo:border-top="1pt solid #000000" fo:border-bottom="1pt solid #000000"/>
    </style:style>
    <style:style style:name="Table3.B1" style:family="table-cell">
      <style:table-cell-properties style:vertical-align="middle" fo:padding="0.049cm" fo:border-left="0.05pt solid #000000" fo:border-right="1pt solid #000000" fo:border-top="1pt solid #000000" fo:border-bottom="1pt solid #000000"/>
    </style:style>
    <style:style style:name="Table3.A2" style:family="table-cell">
      <style:table-cell-properties style:vertical-align="middle" fo:padding="0.049cm" fo:border-left="1pt solid #000000" fo:border-right="0.05pt solid #000000" fo:border-top="0.05pt solid #000000" fo:border-bottom="0.05pt solid #000000"/>
    </style:style>
    <style:style style:name="Table3.B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3.14" style:family="table-row">
      <style:table-row-properties style:min-row-height="0.557cm"/>
    </style:style>
    <style:style style:name="Table3.A14" style:family="table-cell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3.B14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4" style:family="table">
      <style:table-properties style:width="14.122cm" table:align="center"/>
    </style:style>
    <style:style style:name="Table4.A" style:family="table-column">
      <style:table-column-properties style:column-width="4.029cm"/>
    </style:style>
    <style:style style:name="Table4.B" style:family="table-column">
      <style:table-column-properties style:column-width="1.58cm"/>
    </style:style>
    <style:style style:name="Table4.C" style:family="table-column">
      <style:table-column-properties style:column-width="8.513cm"/>
    </style:style>
    <style:style style:name="Table4.1" style:family="table-row">
      <style:table-row-properties style:min-row-height="0.628cm"/>
    </style:style>
    <style:style style:name="Table4.A1" style:family="table-cell">
      <style:table-cell-properties style:vertical-align="middle" fo:padding="0.049cm" fo:border-left="1pt solid #000000" fo:border-right="0.05pt solid #000000" fo:border-top="1pt solid #000000" fo:border-bottom="1pt solid #000000"/>
    </style:style>
    <style:style style:name="Table4.B1" style:family="table-cell">
      <style:table-cell-properties style:vertical-align="middle" fo:padding="0.049cm" fo:border-left="0.05pt solid #000000" fo:border-right="0.05pt solid #000000" fo:border-top="1pt solid #000000" fo:border-bottom="1pt solid #000000"/>
    </style:style>
    <style:style style:name="Table4.C1" style:family="table-cell">
      <style:table-cell-properties style:vertical-align="middle" fo:padding="0.049cm" fo:border-left="0.05pt solid #000000" fo:border-right="1pt solid #000000" fo:border-top="1pt solid #000000" fo:border-bottom="1pt solid #000000"/>
    </style:style>
    <style:style style:name="Table4.A2" style:family="table-cell">
      <style:table-cell-properties style:vertical-align="middle" fo:padding="0.049cm" fo:border-left="1pt solid #000000" fo:border-right="0.05pt solid #000000" fo:border-top="0.05pt solid #000000" fo:border-bottom="0.05pt solid #000000"/>
    </style:style>
    <style:style style:name="Table4.B2" style:family="table-cell" style:data-style-name="N0">
      <style:table-cell-properties style:vertical-align="middle" fo:padding="0.049cm" fo:border="0.05pt solid #000000"/>
    </style:style>
    <style:style style:name="Table4.C2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3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4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5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6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C7" style:family="table-cell">
      <style:table-cell-properties style:vertical-align="middle" fo:padding="0.049cm" fo:border-left="0.05pt solid #000000" fo:border-right="1pt solid #000000" fo:border-top="0.05pt solid #000000" fo:border-bottom="0.05pt solid #000000"/>
    </style:style>
    <style:style style:name="Table4.A8" style:family="table-cell">
      <style:table-cell-properties style:vertical-align="middle" fo:padding="0.049cm" fo:border-left="1pt solid #000000" fo:border-right="0.05pt solid #000000" fo:border-top="0.05pt solid #000000" fo:border-bottom="1pt solid #000000"/>
    </style:style>
    <style:style style:name="Table4.B8" style:family="table-cell" style:data-style-name="N0">
      <style:table-cell-properties style:vertical-align="middle" fo:padding="0.049cm" fo:border-left="0.05pt solid #000000" fo:border-right="0.05pt solid #000000" fo:border-top="0.05pt solid #000000" fo:border-bottom="1pt solid #000000"/>
    </style:style>
    <style:style style:name="Table4.C8" style:family="table-cell">
      <style:table-cell-properties style:vertical-align="middle" fo:padding="0.049cm" fo:border-left="0.05pt solid #000000" fo:border-right="1pt solid #000000" fo:border-top="0.05pt solid #000000" fo:border-bottom="1pt solid #000000"/>
    </style:style>
    <style:style style:name="Table4.9" style:family="table-row">
      <style:table-row-properties style:min-row-height="0.557cm"/>
    </style:style>
    <style:style style:name="Table4.A9" style:family="table-cell">
      <style:table-cell-properties style:vertical-align="middle" fo:padding="0.049cm" fo:border="none"/>
    </style:style>
    <style:style style:name="Table4.B9" style:family="table-cell">
      <style:table-cell-properties style:vertical-align="middle" fo:padding="0.049cm" fo:border="none"/>
    </style:style>
    <style:style style:name="Table4.C9" style:family="table-cell">
      <style:table-cell-properties style:vertical-align="middle" fo:padding="0.049cm" fo:border="none"/>
    </style:style>
    <style:style style:name="Table4.A10" style:family="table-cell">
      <style:table-cell-properties style:vertical-align="middle" fo:padding="0.049cm" fo:border="none"/>
    </style:style>
    <style:style style:name="Table4.B10" style:family="table-cell">
      <style:table-cell-properties style:vertical-align="middle" fo:padding="0.049cm" fo:border="none"/>
    </style:style>
    <style:style style:name="Table4.C10" style:family="table-cell">
      <style:table-cell-properties style:vertical-align="middle" fo:padding="0.049cm" fo:border="none"/>
    </style:style>
    <style:style style:name="Table4.A11" style:family="table-cell">
      <style:table-cell-properties style:vertical-align="middle" fo:padding="0.049cm" fo:border="none"/>
    </style:style>
    <style:style style:name="Table4.A12" style:family="table-cell">
      <style:table-cell-properties style:vertical-align="middle" fo:padding="0.049cm" fo:border="none"/>
    </style:style>
    <style:style style:name="Table4.A13" style:family="table-cell">
      <style:table-cell-properties style:vertical-align="middle" fo:padding="0.049cm" fo:border="none"/>
    </style:style>
    <style:style style:name="Tableau1" style:family="table">
      <style:table-properties style:width="13.194cm" table:align="left"/>
    </style:style>
    <style:style style:name="Tableau1.A" style:family="table-column">
      <style:table-column-properties style:column-width="8.722cm"/>
    </style:style>
    <style:style style:name="Tableau1.B" style:family="table-column">
      <style:table-column-properties style:column-width="4.47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0.67cm" table:align="left"/>
    </style:style>
    <style:style style:name="Tableau2.A" style:family="table-column">
      <style:table-column-properties style:column-width="6.14cm"/>
    </style:style>
    <style:style style:name="Tableau2.B" style:family="table-column">
      <style:table-column-properties style:column-width="4.53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5.891cm" table:align="left"/>
    </style:style>
    <style:style style:name="Tableau3.A" style:family="table-column">
      <style:table-column-properties style:column-width="8.722cm"/>
    </style:style>
    <style:style style:name="Tableau3.B" style:family="table-column">
      <style:table-column-properties style:column-width="7.16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1.054cm" table:align="left"/>
    </style:style>
    <style:style style:name="Tableau4.A" style:family="table-column">
      <style:table-column-properties style:column-width="6.14cm"/>
    </style:style>
    <style:style style:name="Tableau4.B" style:family="table-column">
      <style:table-column-properties style:column-width="4.914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3.213cm" table:align="left"/>
    </style:style>
    <style:style style:name="Tableau5.A" style:family="table-column">
      <style:table-column-properties style:column-width="7.431cm"/>
    </style:style>
    <style:style style:name="Tableau5.B" style:family="table-column">
      <style:table-column-properties style:column-width="5.782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3.801cm" table:align="left"/>
    </style:style>
    <style:style style:name="Tableau6.A" style:family="table-column">
      <style:table-column-properties style:column-width="9.484cm"/>
    </style:style>
    <style:style style:name="Tableau6.B" style:family="table-column">
      <style:table-column-properties style:column-width="4.316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9.312cm"/>
    </style:style>
    <style:style style:name="Tableau7.B" style:family="table-column">
      <style:table-column-properties style:column-width="7.689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6.937cm" table:align="left"/>
    </style:style>
    <style:style style:name="Tableau8.A" style:family="table-column">
      <style:table-column-properties style:column-width="9.738cm"/>
    </style:style>
    <style:style style:name="Tableau8.B" style:family="table-column">
      <style:table-column-properties style:column-width="7.198cm"/>
    </style:style>
    <style:style style:name="Tableau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d995c"/>
    </style:style>
    <style:style style:name="P2" style:family="paragraph" style:parent-style-name="Table_20_Contents">
      <style:text-properties officeooo:paragraph-rsid="001d995c"/>
    </style:style>
    <style:style style:name="P3" style:family="paragraph" style:parent-style-name="Standard">
      <style:text-properties officeooo:paragraph-rsid="00296d59"/>
    </style:style>
    <style:style style:name="P4" style:family="paragraph" style:parent-style-name="Standard">
      <style:text-properties officeooo:paragraph-rsid="002a3767"/>
    </style:style>
    <style:style style:name="P5" style:family="paragraph" style:parent-style-name="Standard">
      <style:paragraph-properties fo:text-align="center" style:justify-single-word="false"/>
      <style:text-properties officeooo:paragraph-rsid="002b1f81"/>
    </style:style>
    <style:style style:name="P6" style:family="paragraph" style:parent-style-name="Table_20_Contents">
      <style:paragraph-properties fo:text-align="center" style:justify-single-word="false"/>
      <style:text-properties officeooo:paragraph-rsid="002a3767"/>
    </style:style>
    <style:style style:name="P7" style:family="paragraph" style:parent-style-name="Table_20_Contents">
      <style:paragraph-properties fo:text-align="center" style:justify-single-word="false"/>
      <style:text-properties officeooo:paragraph-rsid="002c2bda"/>
    </style:style>
    <style:style style:name="P8" style:family="paragraph" style:parent-style-name="Standard">
      <style:text-properties officeooo:paragraph-rsid="002c2bda"/>
    </style:style>
    <style:style style:name="P9" style:family="paragraph" style:parent-style-name="Table_20_Contents">
      <style:text-properties officeooo:paragraph-rsid="002c2bda"/>
    </style:style>
    <style:style style:name="P10" style:family="paragraph" style:parent-style-name="Table_20_Contents">
      <style:paragraph-properties fo:text-align="start" style:justify-single-word="false"/>
      <style:text-properties fo:font-size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022b058"/>
    </style:style>
    <style:style style:name="P12" style:family="paragraph" style:parent-style-name="Table_20_Contents">
      <style:paragraph-properties fo:text-align="start" style:justify-single-word="false"/>
      <style:text-properties fo:font-size="12pt" officeooo:paragraph-rsid="00261a2c"/>
    </style:style>
    <style:style style:name="P13" style:family="paragraph" style:parent-style-name="Table_20_Contents">
      <style:text-properties fo:font-size="12pt"/>
    </style:style>
    <style:style style:name="P1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1f2530" officeooo:paragraph-rsid="0022b058"/>
    </style:style>
    <style:style style:name="P1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2b058" officeooo:paragraph-rsid="0022b058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2b7098"/>
    </style:style>
    <style:style style:name="P18" style:family="paragraph" style:parent-style-name="Table_20_Contents">
      <style:paragraph-properties fo:text-align="start" style:justify-single-word="false"/>
      <style:text-properties officeooo:paragraph-rsid="002a3767"/>
    </style:style>
    <style:style style:name="P19" style:family="paragraph" style:parent-style-name="Table_20_Contents">
      <style:paragraph-properties fo:text-align="start" style:justify-single-word="false"/>
      <style:text-properties officeooo:paragraph-rsid="0022b058"/>
    </style:style>
    <style:style style:name="P20" style:family="paragraph" style:parent-style-name="Table_20_Contents">
      <style:paragraph-properties fo:text-align="start" style:justify-single-word="false"/>
      <style:text-properties officeooo:paragraph-rsid="002c2bda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weight="bold" officeooo:paragraph-rsid="002a3767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weight="bold" officeooo:paragraph-rsid="002b1f81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weight="bold" officeooo:paragraph-rsid="002c2bda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paragraph-rsid="002a3767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paragraph-rsid="002b1f81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officeooo:paragraph-rsid="002c2bda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paragraph-rsid="002a3767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officeooo:paragraph-rsid="002b1f81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2a3767" officeooo:paragraph-rsid="002a3767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2a3767" officeooo:paragraph-rsid="002b1f81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2a3767" officeooo:paragraph-rsid="002c2bda" style:font-size-asian="14pt" style:font-weight-asian="bold" style:font-size-complex="14pt" style:font-weight-complex="bold"/>
    </style:style>
    <style:style style:name="P32" style:family="paragraph" style:parent-style-name="Heading_20_3">
      <style:text-properties officeooo:paragraph-rsid="00296d59"/>
    </style:style>
    <style:style style:name="P33" style:family="paragraph" style:parent-style-name="Standard">
      <style:text-properties officeooo:paragraph-rsid="00296d59"/>
    </style:style>
    <style:style style:name="T1" style:family="text">
      <style:text-properties officeooo:rsid="001d995c"/>
    </style:style>
    <style:style style:name="T2" style:family="text">
      <style:text-properties officeooo:rsid="002b1f81"/>
    </style:style>
    <style:style style:name="T3" style:family="text">
      <style:text-properties fo:font-variant="normal" fo:text-transform="none" fo:color="#2c84fa" loext:opacity="100%" style:font-name="system-ui" fo:font-size="10pt" fo:letter-spacing="normal" fo:font-style="normal" style:text-underline-style="solid" style:text-underline-width="auto" style:text-underline-color="font-color" fo:font-weight="normal" fo:background-color="#27262b" loext:char-shading-value="0"/>
    </style:style>
    <style:style style:name="T4" style:family="text">
      <style:text-properties fo:font-size="12pt"/>
    </style:style>
    <style:style style:name="T5" style:family="text">
      <style:text-properties officeooo:rsid="002c2bda"/>
    </style:style>
    <style:style style:name="T6" style:family="text"/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ypedef struct<text:tab/>s_xvar</text:p>
            <text:p text:style-name="Table_20_Contents"/>
            <text:p text:style-name="Table_20_Contents"><text:tab/>Display<text:tab/>*display;</text:p>
            <text:p text:style-name="Table_20_Contents"><text:tab/>Window<text:tab/>root;</text:p>
            <text:p text:style-name="Table_20_Contents"><text:tab/>int<text:tab/><text:tab/>screen;</text:p>
            <text:p text:style-name="Table_20_Contents"><text:tab/>int<text:tab/><text:tab/>depth;</text:p>
            <text:p text:style-name="Table_20_Contents"><text:tab/>Visual<text:tab/><text:tab/>*visual;</text:p>
            <text:p text:style-name="Table_20_Contents"><text:tab/>Colormap<text:tab/>cmap;</text:p>
            <text:p text:style-name="Table_20_Contents"><text:tab/>int<text:tab/><text:tab/>private_cmap;</text:p>
            <text:p text:style-name="Table_20_Contents"><text:tab/>t_win_list<text:tab/>*win_list;</text:p>
            <text:p text:style-name="Table_20_Contents"><text:tab/>int<text:tab/><text:tab/>(*loop_hook)();</text:p>
            <text:p text:style-name="Table_20_Contents"><text:tab/>void<text:tab/><text:tab/>*loop_param;</text:p>
            <text:p text:style-name="Table_20_Contents"><text:tab/>int<text:tab/><text:tab/>use_xshm;</text:p>
            <text:p text:style-name="Table_20_Contents"><text:tab/>int<text:tab/><text:tab/>pshm_format;</text:p>
            <text:p text:style-name="Table_20_Contents"><text:tab/>int<text:tab/><text:tab/>do_flush;</text:p>
            <text:p text:style-name="Table_20_Contents"><text:tab/>int<text:tab/><text:tab/>decrgb[6];</text:p>
            <text:p text:style-name="Table_20_Contents"><text:tab/>Atom<text:tab/><text:tab/>wm_delete_window;</text:p>
            <text:p text:style-name="Table_20_Contents"><text:tab/>Atom<text:tab/><text:tab/>wm_protocols;</text:p>
            <text:p text:style-name="Table_20_Contents"><text:tab/>int <text:tab/><text:tab/>end_loop;</text:p>
          </table:table-cell>
          <table:table-cell table:style-name="Table1.A1" office:value-type="string">
            <text:p text:style-name="Table_20_Contents"><text:span text:style-name="T1">t</text:span>ypedef struct<text:tab/>s_img</text:p>
            <text:p text:style-name="Table_20_Contents"/>
            <text:p text:style-name="Table_20_Contents"><text:tab/>XImage<text:tab/><text:tab/>*image;</text:p>
            <text:p text:style-name="Table_20_Contents"><text:tab/>Pixmap<text:tab/><text:tab/>pix;</text:p>
            <text:p text:style-name="Table_20_Contents"><text:tab/>GC<text:tab/><text:tab/><text:tab/>gc;</text:p>
            <text:p text:style-name="Table_20_Contents"><text:tab/>int<text:tab/><text:tab/><text:tab/>size_line;</text:p>
            <text:p text:style-name="Table_20_Contents"><text:tab/>int<text:tab/><text:tab/><text:tab/>bpp;</text:p>
            <text:p text:style-name="Table_20_Contents"><text:tab/>int<text:tab/><text:tab/><text:tab/>width;</text:p>
            <text:p text:style-name="Table_20_Contents"><text:tab/>int<text:tab/><text:tab/><text:tab/>height;</text:p>
            <text:p text:style-name="Table_20_Contents"><text:tab/>int<text:tab/><text:tab/><text:tab/>type;</text:p>
            <text:p text:style-name="Table_20_Contents"><text:tab/>int<text:tab/><text:tab/><text:tab/>format;</text:p>
            <text:p text:style-name="Table_20_Contents"><text:tab/>char<text:tab/><text:tab/><text:tab/>*data;</text:p>
            <text:p text:style-name="Table_20_Contents"><text:tab/>XShmSegmentInfo<text:tab/>shm;<text:tab/><text:tab/><text:tab/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1"><text:span text:style-name="T1">t</text:span>ypedef struct<text:tab/>s_win_list</text:p>
            <text:p text:style-name="P1"/>
            <text:p text:style-name="P2"><text:tab/>Window<text:tab/><text:tab/>window;</text:p>
            <text:p text:style-name="P2"><text:tab/>GC<text:tab/><text:tab/><text:tab/>gc;</text:p>
            <text:p text:style-name="P2"><text:tab/>struct s_win_list<text:tab/>*next;</text:p>
            <text:p text:style-name="P2"><text:tab/>int<text:tab/><text:tab/><text:tab/>(*mouse_hook)();</text:p>
            <text:p text:style-name="P2"><text:tab/>int<text:tab/><text:tab/><text:tab/>(*key_hook)();</text:p>
            <text:p text:style-name="P2"><text:tab/>int<text:tab/><text:tab/><text:tab/>(*expose_hook)();</text:p>
            <text:p text:style-name="P2"><text:tab/>void<text:tab/><text:tab/><text:tab/>*mouse_param;</text:p>
            <text:p text:style-name="P2"><text:tab/>void<text:tab/><text:tab/><text:tab/>*key_param;</text:p>
            <text:p text:style-name="P2"><text:tab/>void<text:tab/><text:tab/><text:tab/>*expose_param;</text:p>
            <text:p text:style-name="P2"><text:tab/>t_event_list<text:tab/><text:tab/>hooks[MLX_MAX_EVENT];</text:p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14">DISPLAY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table:number-columns-spanned="2" office:value-type="string">
            <text:p text:style-name="P10">void <text:tab/>*mlx_init();</text:p>
            <text:p text:style-name="P10">int <text:tab/>mlx_destroy_display(void *mlx_ptr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WINDOW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void <text:tab/>*mlx_new_window(void *mlx_ptr, int size_x, int size_y, char *title;</text:p>
            <text:p text:style-name="P10">int <text:tab/>mlx_clear_window(void *mlx_ptr, void *win_ptr);</text:p>
            <text:p text:style-name="P10">int <text:tab/>mlx_destroy_window(void *mlx_ptr, void *win_ptr);</text:p>
            <text:p text:style-name="P10">int <text:tab/>mlx_pixel_put(void *mlx_ptr, void *win_ptr, int x, int y, int color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IMAGE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able_20_Contents">void <text:tab/>*mlx_new_image(void *mlx_ptr,int width,int height);</text:p>
            <text:p text:style-name="Table_20_Contents">int <text:tab/>mlx_put_image_to_window(void *mlx_ptr, void *win_ptr, void *img_ptr, int x, int y);</text:p>
            <text:p text:style-name="Table_20_Contents">int <text:tab/>mlx_destroy_image(void *mlx_ptr, void *img_ptr);</text:p>
            <text:p text:style-name="Table_20_Contents">char <text:tab/>*mlx_get_data_addr(void *img_ptr, int *bits_per_pixel, int *size_line, int *endian);</text:p>
            <text:p text:style-name="Table_20_Contents">int <text:tab/>mlx_get_color_value(void *mlx_ptr, int color);</text:p>
            <text:p text:style-name="Table_20_Contents">void<text:tab/>*mlx_xpm_to_image(void *mlx_ptr, char **xpm_data, int *width, int *height);</text:p>
            <text:p text:style-name="Table_20_Contents">void<text:tab/>*mlx_xpm_file_to_image(void *mlx_ptr, char *filename, int *width, int *height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...</text:p>
          </table:table-cell>
          <table:covered-table-cell/>
        </table:table-row>
        <text:soft-page-break/>
        <table:table-row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9"><text:span text:style-name="T4">EVENTS </text:span><text:a xlink:type="simple" xlink:href="https://tronche.com/gui/x/xlib/events/" text:style-name="Internet_20_link" text:visited-style-name="Visited_20_Internet_20_Link"><text:span text:style-name="T3">the documentation of each X11 events</text:span></text:a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int <text:tab/>mlx_mouse_hook (void *win_ptr, int (*funct_ptr)(), void *param);</text:p>
            <text:p text:style-name="P10">int <text:tab/>mlx_key_hook (void *win_ptr, int (*funct_ptr)(), void *param);</text:p>
            <text:p text:style-name="P10">int <text:tab/>mlx_expose_hook (void *win_ptr, int (*funct_ptr)(), void *param);</text:p>
            <text:p text:style-name="P10">int <text:tab/>mlx_loop_hook (void *mlx_ptr, int (*funct_ptr)(), void *param);</text:p>
            <text:p text:style-name="P10">int <text:tab/>mlx_loop (void *mlx_ptr);</text:p>
            <text:p text:style-name="P10">int <text:tab/>mlx_loop_end (void *mlx_ptr);</text:p>
            <text:p text:style-name="P10">int <text:tab/>mlx_hook(void *win_ptr, int x_event, int x_mask, int (*funct)(), void *param);</text:p>
            <text:p text:style-name="P10">int <text:tab/>mlx_do_key_autorepeatoff(void *mlx_ptr);</text:p>
            <text:p text:style-name="P10">int <text:tab/>mlx_do_key_autorepeaton(void *mlx_ptr);</text:p>
            <text:p text:style-name="P10">int <text:tab/>mlx_do_sync(void *mlx_ptr);</text:p>
            <text:p text:style-name="P10">int <text:tab/>mlx_mouse_get_pos(void *mlx_ptr, void *win_ptr, int *x, int *y);</text:p>
            <text:p text:style-name="P10">int <text:tab/>mlx_mouse_move(void *mlx_ptr, void *win_ptr, int x, int y);</text:p>
            <text:p text:style-name="P10">int <text:tab/>mlx_mouse_hide(void *mlx_ptr, void *win_ptr);</text:p>
            <text:p text:style-name="P10">int <text:tab/>mlx_mouse_show(void *mlx_ptr, void *win_pt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AUTR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int <text:tab/>mlx_get_screen_size(void *mlx_ptr, int *sizex, int *sizey);</text:p>
            <text:p text:style-name="P11">int<text:tab/>mlx_string_put(void *mlx_ptr, void *win_ptr, int x, int y, int color, char *string);</text:p>
            <text:p text:style-name="P11">void<text:tab/>mlx_set_font(void *mlx_ptr, void *win_ptr, char *name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office:value-type="string">
            <text:p text:style-name="P12">typedef struct<text:tab/>s_data</text:p>
            <text:p text:style-name="P12">{</text:p>
            <text:p text:style-name="P10"><text:tab/>void<text:tab/>*img;</text:p>
            <text:p text:style-name="P10"><text:tab/>char<text:tab/>*addr;</text:p>
            <text:p text:style-name="P10"><text:tab/>int<text:tab/>bits_per_pixel;</text:p>
            <text:p text:style-name="P10"><text:tab/>int<text:tab/>line_length;</text:p>
            <text:p text:style-name="P10"><text:tab/>int<text:tab/>endian;</text:p>
            <text:p text:style-name="P10">}<text:tab/><text:tab/><text:tab/><text:tab/>t_data;</text:p>
          </table:table-cell>
          <table:table-cell table:style-name="Table1.A1" office:value-type="string">
            <text:p text:style-name="P12">typedef struct<text:tab/>s_vars</text:p>
            <text:p text:style-name="P12">{</text:p>
            <text:p text:style-name="P10"><text:tab/>void<text:tab/>*mlx;</text:p>
            <text:p text:style-name="P10"><text:tab/>void<text:tab/>*win;</text:p>
            <text:p text:style-name="P10">}<text:tab/><text:tab/>t_vars;</text:p>
          </table:table-cell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10"/>
          </table:table-cell>
          <table:covered-table-cell/>
        </table:table-row>
        <text:soft-page-break/>
        <table:table-row table:style-name="Table1.20">
          <table:table-cell table:style-name="Table1.A1" table:number-columns-spanned="2" office:value-type="string">
            <text:p text:style-name="P17"><text:a xlink:type="simple" xlink:href="https://tronche.com/gui/x/xlib/events/" text:style-name="Internet_20_link" text:visited-style-name="Visited_20_Internet_20_Link">https://tronche.com/gui/x/xlib/events/</text:a></text:p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29"/>
            <text:p text:style-name="P29">X11 events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C"/>
              <table:table-column table:style-name="Table2.F"/>
              <table:table-row table:style-name="Table2.1">
                <table:table-cell table:style-name="Table2.A1" office:value-type="string">
                  <text:p text:style-name="P21">Key</text:p>
                </table:table-cell>
                <table:table-cell table:style-name="Table2.B1" office:value-type="string">
                  <text:p text:style-name="P21">Event</text:p>
                </table:table-cell>
                <table:table-cell table:style-name="Table2.A1" office:value-type="string">
                  <text:p text:style-name="P21">Key</text:p>
                </table:table-cell>
                <table:table-cell table:style-name="Table2.D1" office:value-type="string">
                  <text:p text:style-name="P21">Event</text:p>
                </table:table-cell>
                <table:table-cell table:style-name="Table2.A1" office:value-type="string">
                  <text:p text:style-name="P21">Key</text:p>
                </table:table-cell>
                <table:table-cell table:style-name="Table2.B1" office:value-type="string">
                  <text:p text:style-name="P21">Event</text:p>
                </table:table-cell>
              </table:table-row>
              <table:table-row table:style-name="Table2.1">
                <table:table-cell table:style-name="Table2.A2" office:value-type="float" office:value="2">
                  <text:p text:style-name="P24">2</text:p>
                </table:table-cell>
                <table:table-cell table:style-name="Table2.B2" office:value-type="string">
                  <text:p text:style-name="P27">KeyPress</text:p>
                </table:table-cell>
                <table:table-cell table:style-name="Table2.A2" office:value-type="float" office:value="14">
                  <text:p text:style-name="P24">14</text:p>
                </table:table-cell>
                <table:table-cell table:style-name="Table2.D2" office:value-type="string">
                  <text:p text:style-name="P27">NoExpose</text:p>
                </table:table-cell>
                <table:table-cell table:style-name="Table2.A2" office:value-type="float" office:value="26">
                  <text:p text:style-name="P24">26</text:p>
                </table:table-cell>
                <table:table-cell table:style-name="Table2.F2" office:value-type="string">
                  <text:p text:style-name="P27">CirculateNotify</text:p>
                </table:table-cell>
              </table:table-row>
              <table:table-row table:style-name="Table2.1">
                <table:table-cell table:style-name="Table2.A2" office:value-type="float" office:value="3">
                  <text:p text:style-name="P24">3</text:p>
                </table:table-cell>
                <table:table-cell table:style-name="Table2.B3" office:value-type="string">
                  <text:p text:style-name="P27">KeyRelease</text:p>
                </table:table-cell>
                <table:table-cell table:style-name="Table2.A2" office:value-type="float" office:value="15">
                  <text:p text:style-name="P24">15</text:p>
                </table:table-cell>
                <table:table-cell table:style-name="Table2.D3" office:value-type="string">
                  <text:p text:style-name="P27">VisibilityNotify</text:p>
                </table:table-cell>
                <table:table-cell table:style-name="Table2.A2" office:value-type="float" office:value="27">
                  <text:p text:style-name="P24">27</text:p>
                </table:table-cell>
                <table:table-cell table:style-name="Table2.F3" office:value-type="string">
                  <text:p text:style-name="P27">CirculateRequest</text:p>
                </table:table-cell>
              </table:table-row>
              <table:table-row table:style-name="Table2.1">
                <table:table-cell table:style-name="Table2.A2" office:value-type="float" office:value="4">
                  <text:p text:style-name="P24">4</text:p>
                </table:table-cell>
                <table:table-cell table:style-name="Table2.B4" office:value-type="string">
                  <text:p text:style-name="P27">ButtonPress</text:p>
                </table:table-cell>
                <table:table-cell table:style-name="Table2.A2" office:value-type="float" office:value="16">
                  <text:p text:style-name="P24">16</text:p>
                </table:table-cell>
                <table:table-cell table:style-name="Table2.D4" office:value-type="string">
                  <text:p text:style-name="P27">CreateNotify</text:p>
                </table:table-cell>
                <table:table-cell table:style-name="Table2.A2" office:value-type="float" office:value="28">
                  <text:p text:style-name="P24">28</text:p>
                </table:table-cell>
                <table:table-cell table:style-name="Table2.F4" office:value-type="string">
                  <text:p text:style-name="P27">PropertyNotify</text:p>
                </table:table-cell>
              </table:table-row>
              <table:table-row table:style-name="Table2.1">
                <table:table-cell table:style-name="Table2.A2" office:value-type="float" office:value="5">
                  <text:p text:style-name="P24">5</text:p>
                </table:table-cell>
                <table:table-cell table:style-name="Table2.B5" office:value-type="string">
                  <text:p text:style-name="P27">ButtonRelease</text:p>
                </table:table-cell>
                <table:table-cell table:style-name="Table2.A2" office:value-type="float" office:value="17">
                  <text:p text:style-name="P24">17</text:p>
                </table:table-cell>
                <table:table-cell table:style-name="Table2.D5" office:value-type="string">
                  <text:p text:style-name="P27">DestroyNotify</text:p>
                </table:table-cell>
                <table:table-cell table:style-name="Table2.A2" office:value-type="float" office:value="29">
                  <text:p text:style-name="P24">29</text:p>
                </table:table-cell>
                <table:table-cell table:style-name="Table2.F5" office:value-type="string">
                  <text:p text:style-name="P27">SelectionClear</text:p>
                </table:table-cell>
              </table:table-row>
              <table:table-row table:style-name="Table2.1">
                <table:table-cell table:style-name="Table2.A2" office:value-type="float" office:value="6">
                  <text:p text:style-name="P24">6</text:p>
                </table:table-cell>
                <table:table-cell table:style-name="Table2.B6" office:value-type="string">
                  <text:p text:style-name="P27">MotionNotify</text:p>
                </table:table-cell>
                <table:table-cell table:style-name="Table2.A2" office:value-type="float" office:value="18">
                  <text:p text:style-name="P24">18</text:p>
                </table:table-cell>
                <table:table-cell table:style-name="Table2.D6" office:value-type="string">
                  <text:p text:style-name="P27">UnmapNotify</text:p>
                </table:table-cell>
                <table:table-cell table:style-name="Table2.A2" office:value-type="float" office:value="30">
                  <text:p text:style-name="P24">30</text:p>
                </table:table-cell>
                <table:table-cell table:style-name="Table2.F6" office:value-type="string">
                  <text:p text:style-name="P27">SelectionRequest</text:p>
                </table:table-cell>
              </table:table-row>
              <table:table-row table:style-name="Table2.1">
                <table:table-cell table:style-name="Table2.A2" office:value-type="float" office:value="7">
                  <text:p text:style-name="P24">7</text:p>
                </table:table-cell>
                <table:table-cell table:style-name="Table2.B7" office:value-type="string">
                  <text:p text:style-name="P27">EnterNotify</text:p>
                </table:table-cell>
                <table:table-cell table:style-name="Table2.A2" office:value-type="float" office:value="19">
                  <text:p text:style-name="P24">19</text:p>
                </table:table-cell>
                <table:table-cell table:style-name="Table2.D7" office:value-type="string">
                  <text:p text:style-name="P27">MapNotify</text:p>
                </table:table-cell>
                <table:table-cell table:style-name="Table2.A2" office:value-type="float" office:value="31">
                  <text:p text:style-name="P24">31</text:p>
                </table:table-cell>
                <table:table-cell table:style-name="Table2.F7" office:value-type="string">
                  <text:p text:style-name="P27">SelectionNotify</text:p>
                </table:table-cell>
              </table:table-row>
              <table:table-row table:style-name="Table2.1">
                <table:table-cell table:style-name="Table2.A2" office:value-type="float" office:value="8">
                  <text:p text:style-name="P24">8</text:p>
                </table:table-cell>
                <table:table-cell table:style-name="Table2.B8" office:value-type="string">
                  <text:p text:style-name="P27">LeaveNotify</text:p>
                </table:table-cell>
                <table:table-cell table:style-name="Table2.A2" office:value-type="float" office:value="20">
                  <text:p text:style-name="P24">20</text:p>
                </table:table-cell>
                <table:table-cell table:style-name="Table2.D8" office:value-type="string">
                  <text:p text:style-name="P27">MapRequest</text:p>
                </table:table-cell>
                <table:table-cell table:style-name="Table2.A2" office:value-type="float" office:value="32">
                  <text:p text:style-name="P24">32</text:p>
                </table:table-cell>
                <table:table-cell table:style-name="Table2.F8" office:value-type="string">
                  <text:p text:style-name="P27">ColormapNotify</text:p>
                </table:table-cell>
              </table:table-row>
              <table:table-row table:style-name="Table2.1">
                <table:table-cell table:style-name="Table2.A2" office:value-type="float" office:value="9">
                  <text:p text:style-name="P24">9</text:p>
                </table:table-cell>
                <table:table-cell table:style-name="Table2.B9" office:value-type="string">
                  <text:p text:style-name="P27">FocusIn</text:p>
                </table:table-cell>
                <table:table-cell table:style-name="Table2.A2" office:value-type="float" office:value="21">
                  <text:p text:style-name="P24">21</text:p>
                </table:table-cell>
                <table:table-cell table:style-name="Table2.D9" office:value-type="string">
                  <text:p text:style-name="P27">ReparentNotify</text:p>
                </table:table-cell>
                <table:table-cell table:style-name="Table2.A2" office:value-type="float" office:value="33">
                  <text:p text:style-name="P24">33</text:p>
                </table:table-cell>
                <table:table-cell table:style-name="Table2.F9" office:value-type="string">
                  <text:p text:style-name="P27">ClientMessage</text:p>
                </table:table-cell>
              </table:table-row>
              <table:table-row table:style-name="Table2.1">
                <table:table-cell table:style-name="Table2.A2" office:value-type="float" office:value="10">
                  <text:p text:style-name="P24">10</text:p>
                </table:table-cell>
                <table:table-cell table:style-name="Table2.B10" office:value-type="string">
                  <text:p text:style-name="P27">FocusOut</text:p>
                </table:table-cell>
                <table:table-cell table:style-name="Table2.A2" office:value-type="float" office:value="22">
                  <text:p text:style-name="P24">22</text:p>
                </table:table-cell>
                <table:table-cell table:style-name="Table2.D10" office:value-type="string">
                  <text:p text:style-name="P27">ConfigureNotify</text:p>
                </table:table-cell>
                <table:table-cell table:style-name="Table2.A2" office:value-type="float" office:value="34">
                  <text:p text:style-name="P24">34</text:p>
                </table:table-cell>
                <table:table-cell table:style-name="Table2.F10" office:value-type="string">
                  <text:p text:style-name="P27">MappingNotify</text:p>
                </table:table-cell>
              </table:table-row>
              <table:table-row table:style-name="Table2.1">
                <table:table-cell table:style-name="Table2.A2" office:value-type="float" office:value="11">
                  <text:p text:style-name="P24">11</text:p>
                </table:table-cell>
                <table:table-cell table:style-name="Table2.B11" office:value-type="string">
                  <text:p text:style-name="P27">KeymapNotify</text:p>
                </table:table-cell>
                <table:table-cell table:style-name="Table2.A2" office:value-type="float" office:value="23">
                  <text:p text:style-name="P24">23</text:p>
                </table:table-cell>
                <table:table-cell table:style-name="Table2.D11" office:value-type="string">
                  <text:p text:style-name="P27">ConfigureRequest</text:p>
                </table:table-cell>
                <table:table-cell table:style-name="Table2.A2" office:value-type="float" office:value="35">
                  <text:p text:style-name="P24">35</text:p>
                </table:table-cell>
                <table:table-cell table:style-name="Table2.F11" office:value-type="string">
                  <text:p text:style-name="P27">GenericEvent</text:p>
                </table:table-cell>
              </table:table-row>
              <table:table-row table:style-name="Table2.1">
                <table:table-cell table:style-name="Table2.A2" office:value-type="float" office:value="12">
                  <text:p text:style-name="P24">12</text:p>
                </table:table-cell>
                <table:table-cell table:style-name="Table2.B12" office:value-type="string">
                  <text:p text:style-name="P27">Expose</text:p>
                </table:table-cell>
                <table:table-cell table:style-name="Table2.A2" office:value-type="float" office:value="24">
                  <text:p text:style-name="P24">24</text:p>
                </table:table-cell>
                <table:table-cell table:style-name="Table2.D12" office:value-type="string">
                  <text:p text:style-name="P27">GravityNotify</text:p>
                </table:table-cell>
                <table:table-cell table:style-name="Table2.A2" office:value-type="float" office:value="36">
                  <text:p text:style-name="P24">36</text:p>
                </table:table-cell>
                <table:table-cell table:style-name="Table2.F12" office:value-type="string">
                  <text:p text:style-name="P27">LASTEvent</text:p>
                </table:table-cell>
              </table:table-row>
              <table:table-row table:style-name="Table2.1">
                <table:table-cell table:style-name="Table2.A13" office:value-type="float" office:value="13">
                  <text:p text:style-name="P24">13</text:p>
                </table:table-cell>
                <table:table-cell table:style-name="Table2.B13" office:value-type="string">
                  <text:p text:style-name="P27">GraphicsExpose</text:p>
                </table:table-cell>
                <table:table-cell table:style-name="Table2.A13" office:value-type="float" office:value="25">
                  <text:p text:style-name="P24">25</text:p>
                </table:table-cell>
                <table:table-cell table:style-name="Table2.D13" office:value-type="string">
                  <text:p text:style-name="P27">ResizeRequest</text:p>
                </table:table-cell>
                <table:table-cell table:style-name="Table2.E13" office:value-type="string">
                  <text:p text:style-name="P6"> </text:p>
                </table:table-cell>
                <table:table-cell table:style-name="Table2.F13" office:value-type="string">
                  <text:p text:style-name="P18"> </text:p>
                </table:table-cell>
              </table:table-row>
            </table:table>
            <text:p text:style-name="P4"/>
            <text:p text:style-name="P4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30"/>
            <text:p text:style-name="P30">X11 <text:span text:style-name="T2">masks</text:span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office:value-type="string">
                  <text:p text:style-name="P22">Mask</text:p>
                </table:table-cell>
                <table:table-cell table:style-name="Table3.B1" office:value-type="string">
                  <text:p text:style-name="P22">Description</text:p>
                </table:table-cell>
                <table:table-cell table:style-name="Table3.A1" office:value-type="string">
                  <text:p text:style-name="P22">Mask</text:p>
                </table:table-cell>
                <table:table-cell table:style-name="Table3.B1" office:value-type="string">
                  <text:p text:style-name="P22">Description</text:p>
                </table:table-cell>
              </table:table-row>
              <table:table-row table:style-name="Table3.1">
                <table:table-cell table:style-name="Table3.A2" office:value-type="string">
                  <text:p text:style-name="P25">0L</text:p>
                </table:table-cell>
                <table:table-cell table:style-name="Table3.B2" office:value-type="string">
                  <text:p text:style-name="P28">NoEventMask</text:p>
                </table:table-cell>
                <table:table-cell table:style-name="Table3.A2" office:value-type="string">
                  <text:p text:style-name="P25">(1L&lt;&lt;12)</text:p>
                </table:table-cell>
                <table:table-cell table:style-name="Table3.B2" office:value-type="string">
                  <text:p text:style-name="P28">Button5Motion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0)</text:p>
                </table:table-cell>
                <table:table-cell table:style-name="Table3.B2" office:value-type="string">
                  <text:p text:style-name="P28">KeyPressMask</text:p>
                </table:table-cell>
                <table:table-cell table:style-name="Table3.A2" office:value-type="string">
                  <text:p text:style-name="P25">(1L&lt;&lt;13)</text:p>
                </table:table-cell>
                <table:table-cell table:style-name="Table3.B2" office:value-type="string">
                  <text:p text:style-name="P28">ButtonMotion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1)</text:p>
                </table:table-cell>
                <table:table-cell table:style-name="Table3.B2" office:value-type="string">
                  <text:p text:style-name="P28">KeyReleaseMask</text:p>
                </table:table-cell>
                <table:table-cell table:style-name="Table3.A2" office:value-type="string">
                  <text:p text:style-name="P25">(1L&lt;&lt;14)</text:p>
                </table:table-cell>
                <table:table-cell table:style-name="Table3.B2" office:value-type="string">
                  <text:p text:style-name="P28">KeymapStat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2)</text:p>
                </table:table-cell>
                <table:table-cell table:style-name="Table3.B2" office:value-type="string">
                  <text:p text:style-name="P28">ButtonPressMask</text:p>
                </table:table-cell>
                <table:table-cell table:style-name="Table3.A2" office:value-type="string">
                  <text:p text:style-name="P25">(1L&lt;&lt;15)</text:p>
                </table:table-cell>
                <table:table-cell table:style-name="Table3.B2" office:value-type="string">
                  <text:p text:style-name="P28">Exposur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3)</text:p>
                </table:table-cell>
                <table:table-cell table:style-name="Table3.B2" office:value-type="string">
                  <text:p text:style-name="P28">ButtonReleaseMask</text:p>
                </table:table-cell>
                <table:table-cell table:style-name="Table3.A2" office:value-type="string">
                  <text:p text:style-name="P25">(1L&lt;&lt;16)</text:p>
                </table:table-cell>
                <table:table-cell table:style-name="Table3.B2" office:value-type="string">
                  <text:p text:style-name="P28">VisibilityChang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4)</text:p>
                </table:table-cell>
                <table:table-cell table:style-name="Table3.B2" office:value-type="string">
                  <text:p text:style-name="P28">EnterWindowMask</text:p>
                </table:table-cell>
                <table:table-cell table:style-name="Table3.A2" office:value-type="string">
                  <text:p text:style-name="P25">(1L&lt;&lt;17)</text:p>
                </table:table-cell>
                <table:table-cell table:style-name="Table3.B2" office:value-type="string">
                  <text:p text:style-name="P28">StructureNotify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5)</text:p>
                </table:table-cell>
                <table:table-cell table:style-name="Table3.B2" office:value-type="string">
                  <text:p text:style-name="P28">LeaveWindowMask</text:p>
                </table:table-cell>
                <table:table-cell table:style-name="Table3.A2" office:value-type="string">
                  <text:p text:style-name="P25">(1L&lt;&lt;18)</text:p>
                </table:table-cell>
                <table:table-cell table:style-name="Table3.B2" office:value-type="string">
                  <text:p text:style-name="P28">ResizeRedirect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6)</text:p>
                </table:table-cell>
                <table:table-cell table:style-name="Table3.B2" office:value-type="string">
                  <text:p text:style-name="P28">PointerMotionMask</text:p>
                </table:table-cell>
                <table:table-cell table:style-name="Table3.A2" office:value-type="string">
                  <text:p text:style-name="P25">(1L&lt;&lt;19)</text:p>
                </table:table-cell>
                <table:table-cell table:style-name="Table3.B2" office:value-type="string">
                  <text:p text:style-name="P28">SubstructureNotify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7)</text:p>
                </table:table-cell>
                <table:table-cell table:style-name="Table3.B2" office:value-type="string">
                  <text:p text:style-name="P28">PointerMotionHintMask</text:p>
                </table:table-cell>
                <table:table-cell table:style-name="Table3.A2" office:value-type="string">
                  <text:p text:style-name="P25">(1L&lt;&lt;20)</text:p>
                </table:table-cell>
                <table:table-cell table:style-name="Table3.B2" office:value-type="string">
                  <text:p text:style-name="P28">SubstructureRedirect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8)</text:p>
                </table:table-cell>
                <table:table-cell table:style-name="Table3.B2" office:value-type="string">
                  <text:p text:style-name="P28">Button1MotionMask</text:p>
                </table:table-cell>
                <table:table-cell table:style-name="Table3.A2" office:value-type="string">
                  <text:p text:style-name="P25">(1L&lt;&lt;21)</text:p>
                </table:table-cell>
                <table:table-cell table:style-name="Table3.B2" office:value-type="string">
                  <text:p text:style-name="P28">FocusChang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9)</text:p>
                </table:table-cell>
                <table:table-cell table:style-name="Table3.B2" office:value-type="string">
                  <text:p text:style-name="P28">Button2MotionMask</text:p>
                </table:table-cell>
                <table:table-cell table:style-name="Table3.A2" office:value-type="string">
                  <text:p text:style-name="P25">(1L&lt;&lt;22)</text:p>
                </table:table-cell>
                <table:table-cell table:style-name="Table3.B2" office:value-type="string">
                  <text:p text:style-name="P28">PropertyChang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10)</text:p>
                </table:table-cell>
                <table:table-cell table:style-name="Table3.B2" office:value-type="string">
                  <text:p text:style-name="P28">Button3MotionMask</text:p>
                </table:table-cell>
                <table:table-cell table:style-name="Table3.A2" office:value-type="string">
                  <text:p text:style-name="P25">(1L&lt;&lt;23)</text:p>
                </table:table-cell>
                <table:table-cell table:style-name="Table3.B2" office:value-type="string">
                  <text:p text:style-name="P28">ColormapChangeMask</text:p>
                </table:table-cell>
              </table:table-row>
              <table:table-row table:style-name="Table3.14">
                <table:table-cell table:style-name="Table3.A14" office:value-type="string">
                  <text:p text:style-name="P25">(1L&lt;&lt;11)</text:p>
                </table:table-cell>
                <table:table-cell table:style-name="Table3.B14" office:value-type="string">
                  <text:p text:style-name="P28">Button4MotionMask</text:p>
                </table:table-cell>
                <table:table-cell table:style-name="Table3.A14" office:value-type="string">
                  <text:p text:style-name="P25">(1L&lt;&lt;24)</text:p>
                </table:table-cell>
                <table:table-cell table:style-name="Table3.B14" office:value-type="string">
                  <text:p text:style-name="P28">OwnerGrabButtonMask</text:p>
                </table:table-cell>
              </table:table-row>
            </table:table>
            <text:p text:style-name="P5"/>
            <text:p text:style-name="P5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31"/>
            <text:p text:style-name="P31">X11 <text:span text:style-name="T5">prototype of events functions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23">Hooking event</text:p>
                </table:table-cell>
                <table:table-cell table:style-name="Table4.B1" office:value-type="string">
                  <text:p text:style-name="P23">code</text:p>
                </table:table-cell>
                <table:table-cell table:style-name="Table4.C1" office:value-type="string">
                  <text:p text:style-name="P23">Prototype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KEYDOWN</text:p>
                </table:table-cell>
                <table:table-cell table:style-name="Table4.B2" office:value-type="float" office:value="2">
                  <text:p text:style-name="P26">2</text:p>
                </table:table-cell>
                <table:table-cell table:style-name="Table4.C2" office:value-type="string">
                  <text:p text:style-name="P26">int (*f)(int keycode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KEYUP*</text:p>
                </table:table-cell>
                <table:table-cell table:style-name="Table4.B2" office:value-type="float" office:value="3">
                  <text:p text:style-name="P26">3</text:p>
                </table:table-cell>
                <table:table-cell table:style-name="Table4.C3" office:value-type="string">
                  <text:p text:style-name="P26">int (*f)(int keycode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MOUSEDOWN*</text:p>
                </table:table-cell>
                <table:table-cell table:style-name="Table4.B2" office:value-type="float" office:value="4">
                  <text:p text:style-name="P26">4</text:p>
                </table:table-cell>
                <table:table-cell table:style-name="Table4.C4" office:value-type="string">
                  <text:p text:style-name="P26">int (*f)(int button, int x, int y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<text:soft-page-break/>ON_MOUSEUP</text:p>
                </table:table-cell>
                <table:table-cell table:style-name="Table4.B2" office:value-type="float" office:value="5">
                  <text:p text:style-name="P26">5</text:p>
                </table:table-cell>
                <table:table-cell table:style-name="Table4.C5" office:value-type="string">
                  <text:p text:style-name="P26">int (*f)(int button, int x, int y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MOUSEMOVE</text:p>
                </table:table-cell>
                <table:table-cell table:style-name="Table4.B2" office:value-type="float" office:value="6">
                  <text:p text:style-name="P26">6</text:p>
                </table:table-cell>
                <table:table-cell table:style-name="Table4.C6" office:value-type="string">
                  <text:p text:style-name="P26">int (*f)(int x, int y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EXPOSE*</text:p>
                </table:table-cell>
                <table:table-cell table:style-name="Table4.B2" office:value-type="float" office:value="12">
                  <text:p text:style-name="P26">12</text:p>
                </table:table-cell>
                <table:table-cell table:style-name="Table4.C7" office:value-type="string">
                  <text:p text:style-name="P26">int (*f)(void *param)</text:p>
                </table:table-cell>
              </table:table-row>
              <table:table-row table:style-name="Table4.1">
                <table:table-cell table:style-name="Table4.A8" office:value-type="string">
                  <text:p text:style-name="P26">ON_DESTROY</text:p>
                </table:table-cell>
                <table:table-cell table:style-name="Table4.B8" office:value-type="float" office:value="17">
                  <text:p text:style-name="P26">17</text:p>
                </table:table-cell>
                <table:table-cell table:style-name="Table4.C8" office:value-type="string">
                  <text:p text:style-name="P26">int (*f)(void *param)</text:p>
                </table:table-cell>
              </table:table-row>
              <table:table-row table:style-name="Table4.9">
                <table:table-cell table:style-name="Table4.A9" office:value-type="string">
                  <text:p text:style-name="P7">*Has mlx_hook alias.</text:p>
                </table:table-cell>
                <table:table-cell table:style-name="Table4.B9" office:value-type="string">
                  <text:p text:style-name="P9"/>
                </table:table-cell>
                <table:table-cell table:style-name="Table4.C9" office:value-type="string">
                  <text:p text:style-name="P9"/>
                </table:table-cell>
              </table:table-row>
              <table:table-row table:style-name="Table4.9">
                <table:table-cell table:style-name="Table4.A9" office:value-type="string">
                  <text:p text:style-name="P9"/>
                </table:table-cell>
                <table:table-cell table:style-name="Table4.B10" office:value-type="string">
                  <text:p text:style-name="P9"/>
                </table:table-cell>
                <table:table-cell table:style-name="Table4.C10" office:value-type="string">
                  <text:p text:style-name="P9"/>
                </table:table-cell>
              </table:table-row>
              <table:table-row table:style-name="Table4.9">
                <table:table-cell table:style-name="Table4.A11" table:number-columns-spanned="3" office:value-type="string">
                  <text:p text:style-name="P20">mlx_expose_hook function is an alias of mlx_hook on expose event (12).</text:p>
                </table:table-cell>
                <table:covered-table-cell/>
                <table:covered-table-cell/>
              </table:table-row>
              <table:table-row table:style-name="Table4.9">
                <table:table-cell table:style-name="Table4.A12" table:number-columns-spanned="3" office:value-type="string">
                  <text:p text:style-name="P20">mlx_key_hook function is an alias of mlx_hook on key up event (3).</text:p>
                </table:table-cell>
                <table:covered-table-cell/>
                <table:covered-table-cell/>
              </table:table-row>
              <table:table-row table:style-name="Table4.9">
                <table:table-cell table:style-name="Table4.A13" table:number-columns-spanned="3" office:value-type="string">
                  <text:p text:style-name="P20">mlx_mouse_hook function is an alias of mlx_hook on mouse down event (4).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covered-table-cell/>
        </table:table-row>
        <table:table-row table:style-name="Table1.2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2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3"/>
      <text:h text:style-name="P32" text:outline-level="3">🔹 <text:span text:style-name="Strong_20_Emphasis">1. Fonctions de puissance et racine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Fonction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double pow(double x, double y);</text:span></text:p>
          </table:table-cell>
          <table:table-cell table:style-name="Tableau1.A1" office:value-type="string">
            <text:p text:style-name="Table_20_Contents">Retourne xy (puissance).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double sqrt(double x);</text:span></text:p>
          </table:table-cell>
          <table:table-cell table:style-name="Tableau1.A1" office:value-type="string">
            <text:p text:style-name="Table_20_Contents">Racine carrée de <text:span text:style-name="Source_20_Text">x</text:span>.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double cbrt(double x);</text:span></text:p>
          </table:table-cell>
          <table:table-cell table:style-name="Tableau1.A1" office:value-type="string">
            <text:p text:style-name="Table_20_Contents">Racine cubique de <text:span text:style-name="Source_20_Text">x</text:span>.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double hypot(double x, double y);</text:span></text:p>
          </table:table-cell>
          <table:table-cell table:style-name="Tableau1.A1" office:value-type="string">
            <text:p text:style-name="Table_20_Contents">Hypoténuse (x2+y2</text:p>
          </table:table-cell>
        </table:table-row>
      </table:table>
      <text:p text:style-name="P3"/>
      <text:h text:style-name="Heading_20_3" text:outline-level="3">🔹 <text:span text:style-name="Strong_20_Emphasis">2. Fonctions de logarithme et exponentielle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Fonction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double exp(double x);</text:span></text:p>
          </table:table-cell>
          <table:table-cell table:style-name="Tableau2.A1" office:value-type="string">
            <text:p text:style-name="Table_20_Contents">Retourne ex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double exp2(double x);</text:span></text:p>
          </table:table-cell>
          <table:table-cell table:style-name="Tableau2.A1" office:value-type="string">
            <text:p text:style-name="Table_20_Contents">Retourne 2x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double log(double x);</text:span></text:p>
          </table:table-cell>
          <table:table-cell table:style-name="Tableau2.A1" office:value-type="string">
            <text:p text:style-name="Table_20_Contents">Logarithme naturel (lnx)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double log10(double x);</text:span></text:p>
          </table:table-cell>
          <table:table-cell table:style-name="Tableau2.A1" office:value-type="string">
            <text:p text:style-name="Table_20_Contents">Logarithme en base 10.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double log2(double x);</text:span></text:p>
          </table:table-cell>
          <table:table-cell table:style-name="Tableau2.A1" office:value-type="string">
            <text:p text:style-name="Table_20_Contents">Logarithme en base 2.</text:p>
          </table:table-cell>
        </table:table-row>
      </table:table>
      <text:h text:style-name="P32" text:outline-level="3"/>
      <text:h text:style-name="P32" text:outline-level="3">🔹 <text:span text:style-name="Strong_20_Emphasis">3. Fonctions trigonométriques</text:span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Fonction</text:p>
            </table:table-cell>
            <table:table-cell table:style-name="Tableau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ource_20_Text">double sin(double x);</text:span></text:p>
          </table:table-cell>
          <table:table-cell table:style-name="Tableau3.A1" office:value-type="string">
            <text:p text:style-name="Table_20_Contents">Sinus de <text:span text:style-name="Source_20_Text">x</text:span> (en radians).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double cos(double x);</text:span></text:p>
          </table:table-cell>
          <table:table-cell table:style-name="Tableau3.A1" office:value-type="string">
            <text:p text:style-name="Table_20_Contents">Cosinus de <text:span text:style-name="Source_20_Text">x</text:span> (en radians).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double tan(double x);</text:span></text:p>
          </table:table-cell>
          <table:table-cell table:style-name="Tableau3.A1" office:value-type="string">
            <text:p text:style-name="Table_20_Contents">Tangente de <text:span text:style-name="Source_20_Text">x</text:span> (en radians).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double asin(double x);</text:span></text:p>
          </table:table-cell>
          <table:table-cell table:style-name="Tableau3.A1" office:value-type="string">
            <text:p text:style-name="Table_20_Contents">Arc-sinus de <text:span text:style-name="Source_20_Text">x</text:span>.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double acos(double x);</text:span></text:p>
          </table:table-cell>
          <table:table-cell table:style-name="Tableau3.A1" office:value-type="string">
            <text:p text:style-name="Table_20_Contents">Arc-cosinus de <text:span text:style-name="Source_20_Text">x</text:span>.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double atan(double x);</text:span></text:p>
          </table:table-cell>
          <table:table-cell table:style-name="Tableau3.A1" office:value-type="string">
            <text:p text:style-name="Table_20_Contents">Arc-tangente de <text:span text:style-name="Source_20_Text">x</text:span>.</text:p>
          </table:table-cell>
        </table:table-row>
        <table:table-row>
          <table:table-cell table:style-name="Tableau3.A1" office:value-type="string">
            <text:p text:style-name="Table_20_Contents"><text:span text:style-name="Source_20_Text">double atan2(double y, double x);</text:span></text:p>
          </table:table-cell>
          <table:table-cell table:style-name="Tableau3.A1" office:value-type="string">
            <text:p text:style-name="Table_20_Contents">Angle entre l’axe X et le point <text:span text:style-name="Source_20_Text">(x, y)</text:span>.</text:p>
          </table:table-cell>
        </table:table-row>
      </table:table>
      <text:p text:style-name="Horizontal_20_Line"/>
      <text:p text:style-name="Text_20_body"/>
      <text:p text:style-name="Text_20_body"/>
      <text:h text:style-name="Heading_20_3" text:outline-level="3"><text:soft-page-break/>🔹 <text:span text:style-name="Strong_20_Emphasis">4. Fonctions hyperboliques</text:span>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Fonction</text:p>
            </table:table-cell>
            <table:table-cell table:style-name="Tableau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double sinh(double x);</text:span></text:p>
          </table:table-cell>
          <table:table-cell table:style-name="Tableau4.A1" office:value-type="string">
            <text:p text:style-name="Table_20_Contents">Sinus hyperbolique.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double cosh(double x);</text:span></text:p>
          </table:table-cell>
          <table:table-cell table:style-name="Tableau4.A1" office:value-type="string">
            <text:p text:style-name="Table_20_Contents">Cosinus hyperbolique.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double tanh(double x);</text:span></text:p>
          </table:table-cell>
          <table:table-cell table:style-name="Tableau4.A1" office:value-type="string">
            <text:p text:style-name="Table_20_Contents">Tangente hyperbolique.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double asinh(double x);</text:span></text:p>
          </table:table-cell>
          <table:table-cell table:style-name="Tableau4.A1" office:value-type="string">
            <text:p text:style-name="Table_20_Contents">Arc-sinus hyperbolique.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double acosh(double x);</text:span></text:p>
          </table:table-cell>
          <table:table-cell table:style-name="Tableau4.A1" office:value-type="string">
            <text:p text:style-name="Table_20_Contents">Arc-cosinus hyperbolique.</text:p>
          </table:table-cell>
        </table:table-row>
        <table:table-row>
          <table:table-cell table:style-name="Tableau4.A1" office:value-type="string">
            <text:p text:style-name="Table_20_Contents"><text:span text:style-name="Source_20_Text">double atanh(double x);</text:span></text:p>
          </table:table-cell>
          <table:table-cell table:style-name="Tableau4.A1" office:value-type="string">
            <text:p text:style-name="Table_20_Contents">Arc-tangente hyperbolique.</text:p>
          </table:table-cell>
        </table:table-row>
      </table:table>
      <text:p text:style-name="Horizontal_20_Line"/>
      <text:h text:style-name="Heading_20_3" text:outline-level="3">🔹 <text:span text:style-name="Strong_20_Emphasis">5. Fonctions d’arrondi et manipulation de nombres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Fonction</text:p>
            </table:table-cell>
            <table:table-cell table:style-name="Tableau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ource_20_Text">double ceil(double x);</text:span></text:p>
          </table:table-cell>
          <table:table-cell table:style-name="Tableau5.A1" office:value-type="string">
            <text:p text:style-name="Table_20_Contents">Arrondi à l’entier supérieur.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double floor(double x);</text:span></text:p>
          </table:table-cell>
          <table:table-cell table:style-name="Tableau5.A1" office:value-type="string">
            <text:p text:style-name="Table_20_Contents">Arrondi à l’entier inférieur.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double trunc(double x);</text:span></text:p>
          </table:table-cell>
          <table:table-cell table:style-name="Tableau5.A1" office:value-type="string">
            <text:p text:style-name="Table_20_Contents">Tronque la partie décimale.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double round(double x);</text:span></text:p>
          </table:table-cell>
          <table:table-cell table:style-name="Tableau5.A1" office:value-type="string">
            <text:p text:style-name="Table_20_Contents">Arrondi à l’entier le plus proche.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long lround(double x);</text:span></text:p>
          </table:table-cell>
          <table:table-cell table:style-name="Tableau5.A1" office:value-type="string">
            <text:p text:style-name="Table_20_Contents">Arrondi et conversion en <text:span text:style-name="Source_20_Text">long</text:span>.</text:p>
          </table:table-cell>
        </table:table-row>
        <table:table-row>
          <table:table-cell table:style-name="Tableau5.A1" office:value-type="string">
            <text:p text:style-name="Table_20_Contents"><text:span text:style-name="Source_20_Text">long long llround(double x);</text:span></text:p>
          </table:table-cell>
          <table:table-cell table:style-name="Tableau5.A1" office:value-type="string">
            <text:p text:style-name="Table_20_Contents">Idem, mais en <text:span text:style-name="Source_20_Text">long long</text:span>.</text:p>
          </table:table-cell>
        </table:table-row>
      </table:table>
      <text:h text:style-name="Heading_20_3" text:outline-level="3"/>
      <text:h text:style-name="Heading_20_3" text:outline-level="3">🔹 <text:span text:style-name="Strong_20_Emphasis">6. Fonctions de valeur absolue et de manipulation de signe</text:span></text:h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Fonction</text:p>
            </table:table-cell>
            <table:table-cell table:style-name="Tableau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ource_20_Text">double fabs(double x);</text:span></text:p>
          </table:table-cell>
          <table:table-cell table:style-name="Tableau6.A1" office:value-type="string">
            <text:p text:style-name="Table_20_Contents">Valeur absolue de <text:span text:style-name="Source_20_Text">x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double copysign(double x, double y);</text:span></text:p>
          </table:table-cell>
          <table:table-cell table:style-name="Tableau6.A1" office:value-type="string">
            <text:p text:style-name="Table_20_Contents">Copie le signe de <text:span text:style-name="Source_20_Text">y</text:span> à <text:span text:style-name="Source_20_Text">x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double fmax(double x, double y);</text:span></text:p>
          </table:table-cell>
          <table:table-cell table:style-name="Tableau6.A1" office:value-type="string">
            <text:p text:style-name="Table_20_Contents">Maximum entre <text:span text:style-name="Source_20_Text">x</text:span> et <text:span text:style-name="Source_20_Text">y</text:span>.</text:p>
          </table:table-cell>
        </table:table-row>
        <table:table-row>
          <table:table-cell table:style-name="Tableau6.A1" office:value-type="string">
            <text:p text:style-name="Table_20_Contents"><text:span text:style-name="Source_20_Text">double fmin(double x, double y);</text:span></text:p>
          </table:table-cell>
          <table:table-cell table:style-name="Tableau6.A1" office:value-type="string">
            <text:p text:style-name="Table_20_Contents">Minimum entre <text:span text:style-name="Source_20_Text">x</text:span> et <text:span text:style-name="Source_20_Text">y</text:span>.</text:p>
          </table:table-cell>
        </table:table-row>
      </table:table>
      <text:p text:style-name="Horizontal_20_Line"/>
      <text:h text:style-name="Heading_20_3" text:outline-level="3">🔹 <text:span text:style-name="Strong_20_Emphasis">7. Fonctions de fraction et de partie entière</text:span></text:h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Fonction</text:p>
            </table:table-cell>
            <table:table-cell table:style-name="Tableau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ource_20_Text">double modf(double x, double *intpart);</text:span></text:p>
          </table:table-cell>
          <table:table-cell table:style-name="Tableau7.A1" office:value-type="string">
            <text:p text:style-name="Table_20_Contents">Sépare la partie entière et la partie fractionnaire.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double fmod(double x, double y);</text:span></text:p>
          </table:table-cell>
          <table:table-cell table:style-name="Tableau7.A1" office:value-type="string">
            <text:p text:style-name="Table_20_Contents">Retourne <text:span text:style-name="Source_20_Text">x % y</text:span> en flottant.</text:p>
          </table:table-cell>
        </table:table-row>
      </table:table>
      <text:p text:style-name="Horizontal_20_Line"/>
      <text:h text:style-name="Heading_20_3" text:outline-level="3">🔹 <text:span text:style-name="Strong_20_Emphasis">8. Fonctions spécifiques IEEE 754</text:span></text:h>
      <table:table table:name="Tableau8" table:style-name="Tableau8">
        <table:table-column table:style-name="Tableau8.A"/>
        <table:table-column table:style-name="Tableau8.B"/>
        <table:table-header-rows>
          <table:table-row>
            <table:table-cell table:style-name="Tableau8.A1" office:value-type="string">
              <text:p text:style-name="Table_20_Heading">Fonction</text:p>
            </table:table-cell>
            <table:table-cell table:style-name="Tableau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ource_20_Text">double isnan(double x);</text:span></text:p>
          </table:table-cell>
          <table:table-cell table:style-name="Tableau8.A1" office:value-type="string">
            <text:p text:style-name="Table_20_Contents">Vérifie si <text:span text:style-name="Source_20_Text">x</text:span> est <text:span text:style-name="Strong_20_Emphasis">NaN</text:span> (Not a Number).</text:p>
          </table:table-cell>
        </table:table-row>
        <table:table-row>
          <table:table-cell table:style-name="Tableau8.A1" office:value-type="string">
            <text:p text:style-name="Table_20_Contents"><text:span text:style-name="Source_20_Text">double isinf(double x);</text:span></text:p>
          </table:table-cell>
          <table:table-cell table:style-name="Tableau8.A1" office:value-type="string">
            <text:p text:style-name="Table_20_Contents">Vérifie si <text:span text:style-name="Source_20_Text">x</text:span> est ±∞ (infinity).</text:p>
          </table:table-cell>
        </table:table-row>
        <table:table-row>
          <table:table-cell table:style-name="Tableau8.A1" office:value-type="string">
            <text:p text:style-name="Table_20_Contents"><text:span text:style-name="Source_20_Text">double nextafter(double x, double y);</text:span></text:p>
          </table:table-cell>
          <table:table-cell table:style-name="Tableau8.A1" office:value-type="string">
            <text:p text:style-name="Table_20_Contents">Plus petit nombre flottant après <text:span text:style-name="Source_20_Text">x</text:span> vers <text:span text:style-name="Source_20_Text">y</text:span>.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'Helvetica Neue', arial, sans-serif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55:14.760809688</meta:creation-date>
    <dc:date>2025-02-27T04:57:06.548597772</dc:date>
    <meta:editing-duration>PT3H2M24S</meta:editing-duration>
    <meta:editing-cycles>7</meta:editing-cycles>
    <meta:generator>LibreOffice/7.3.7.2$Linux_X86_64 LibreOffice_project/30$Build-2</meta:generator>
    <meta:document-statistic meta:table-count="12" meta:image-count="0" meta:object-count="0" meta:page-count="5" meta:paragraph-count="354" meta:word-count="926" meta:character-count="6938" meta:non-whitespace-character-count="6236"/>
  </office:meta>
</office:document-meta>
</file>